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Heading_20_2">
      <style:text-properties officeooo:paragraph-rsid="0021b612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Heading_20_3">
      <style:text-properties officeooo:paragraph-rsid="0021b612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25614e" officeooo:paragraph-rsid="0025614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rsid="002de0b7" officeooo:paragraph-rsid="002de0b7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rsid="00257c46" officeooo:paragraph-rsid="00257c46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officeooo:rsid="00259f7f" officeooo:paragraph-rsid="00259f7f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27ee9b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officeooo:paragraph-rsid="002832f1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officeooo:rsid="0028efa3" officeooo:paragraph-rsid="0028efa3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officeooo:paragraph-rsid="0028efa3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officeooo:rsid="0028efa3" officeooo:paragraph-rsid="0028efa3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officeooo:rsid="0029c789" officeooo:paragraph-rsid="0029c789"/>
    </style:style>
    <style:style style:name="P20" style:family="paragraph" style:parent-style-name="Text_20_body" style:list-style-name="L4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>
      <style:text-properties officeooo:paragraph-rsid="0020a04b"/>
    </style:style>
    <style:style style:name="P24" style:family="paragraph" style:parent-style-name="Text_20_body">
      <style:text-properties fo:color="#000000" loext:opacity="100%" officeooo:rsid="002f6fb1" officeooo:paragraph-rsid="002f6fb1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officeooo:rsid="002d478f" officeooo:paragraph-rsid="002d478f"/>
    </style:style>
    <style:style style:name="P26" style:family="paragraph" style:parent-style-name="Text_20_body" style:list-style-name="L7">
      <style:paragraph-properties fo:margin-top="0in" fo:margin-bottom="0in" style:contextual-spacing="false"/>
    </style:style>
    <style:style style:name="P27" style:family="paragraph" style:parent-style-name="Text_20_body" style:list-style-name="L7"/>
    <style:style style:name="T1" style:family="text">
      <style:text-properties fo:font-weight="bold" officeooo:rsid="0023ab6c" style:font-weight-asian="bold" style:font-weight-complex="bold"/>
    </style:style>
    <style:style style:name="T2" style:family="text">
      <style:text-properties officeooo:rsid="0023ab6c"/>
    </style:style>
    <style:style style:name="T3" style:family="text">
      <style:text-properties fo:font-weight="bold" officeooo:rsid="00238fbb" style:font-weight-asian="bold" style:font-weight-complex="bold"/>
    </style:style>
    <style:style style:name="T4" style:family="text">
      <style:text-properties officeooo:rsid="00238fbb"/>
    </style:style>
    <style:style style:name="T5" style:family="text">
      <style:text-properties fo:font-size="12pt" officeooo:rsid="0021b612" style:font-size-asian="10.5pt" style:font-size-complex="12pt"/>
    </style:style>
    <style:style style:name="T6" style:family="text">
      <style:text-properties fo:color="#dc143c" loext:opacity="100%" fo:font-size="12pt" officeooo:rsid="0021b612" style:font-size-asian="10.5pt" style:font-size-complex="12pt"/>
    </style:style>
    <style:style style:name="T7" style:family="text">
      <style:text-properties fo:font-size="12pt" fo:font-weight="normal" officeooo:rsid="0021b61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8416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248416" style:font-size-asian="10.5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57c46"/>
    </style:style>
    <style:style style:name="T12" style:family="text">
      <style:text-properties fo:font-weight="normal" officeooo:rsid="00257c46" style:font-weight-asian="normal" style:font-weight-complex="normal"/>
    </style:style>
    <style:style style:name="T13" style:family="text">
      <style:text-properties officeooo:rsid="0026ca7c"/>
    </style:style>
    <style:style style:name="T14" style:family="text">
      <style:text-properties style:font-name="Liberation Serif" fo:font-weight="bold" officeooo:rsid="0027ee9b" style:font-weight-asian="bold" style:font-weight-complex="bold"/>
    </style:style>
    <style:style style:name="T15" style:family="text">
      <style:text-properties style:font-name="Liberation Serif" officeooo:rsid="0027ee9b"/>
    </style:style>
    <style:style style:name="T16" style:family="text">
      <style:text-properties officeooo:rsid="002832f1"/>
    </style:style>
    <style:style style:name="T17" style:family="text">
      <style:text-properties fo:font-weight="normal" officeooo:rsid="002832f1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8d13a" style:font-weight-asian="normal" style:font-weight-complex="normal"/>
    </style:style>
    <style:style style:name="T20" style:family="text">
      <style:text-properties style:font-name="Liberation Serif"/>
    </style:style>
    <style:style style:name="T21" style:family="text">
      <style:text-properties fo:font-weight="normal" officeooo:rsid="002ae7b1" style:font-weight-asian="normal" style:font-weight-complex="normal"/>
    </style:style>
    <style:style style:name="T22" style:family="text">
      <style:text-properties fo:font-weight="bold" officeooo:rsid="002ae7b1" style:font-weight-asian="bold" style:font-weight-complex="bold"/>
    </style:style>
    <style:style style:name="T23" style:family="text">
      <style:text-properties officeooo:rsid="002ae7b1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fo:color="#c9211e" loext:opacity="100%" fo:font-weight="bold" style:font-weight-asian="bold" style:font-weight-complex="bold"/>
    </style:style>
    <style:style style:name="T26" style:family="text">
      <style:text-properties fo:font-weight="bold" officeooo:rsid="001f9c63" style:font-weight-asian="bold" style:font-weight-complex="bold"/>
    </style:style>
    <style:style style:name="T27" style:family="text">
      <style:text-properties officeooo:rsid="001f9c63"/>
    </style:style>
    <style:style style:name="T28" style:family="text">
      <style:text-properties fo:color="#000000" loext:opacity="100%" officeooo:rsid="001f9c63" loext:padding="0in" loext:border="none"/>
    </style:style>
    <style:style style:name="T29" style:family="text">
      <style:text-properties fo:color="#c9211e" loext:opacity="100%" loext:padding="0in" loext:border="none"/>
    </style:style>
    <style:style style:name="T30" style:family="text">
      <style:text-properties fo:color="#c9211e" loext:opacity="100%"/>
    </style:style>
    <style:style style:name="T31" style:family="text">
      <style:text-properties officeooo:rsid="002f7608"/>
    </style:style>
    <style:style style:name="T32" style:family="text">
      <style:text-properties officeooo:rsid="002b55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1. Prerequisites</text:span></text:h>
      <text:p text:style-name="Text_20_body">Before setting up the pipeline, make sure you have:</text:p>
      <text:list text:style-name="L1">
        <text:list-item>
          <text:p text:style-name="P2">A <text:span text:style-name="Strong_20_Emphasis">GitHub repository</text:span> with <text:span text:style-name="T1">d</text:span><text:span text:style-name="Strong_20_Emphasis">ockerfile, </text:span><text:span text:style-name="Strong_20_Emphasis"><text:span text:style-name="T2">buildspec.yml</text:span></text:span> application code<text:span text:style-name="T2">s</text:span>.</text:p>
        </text:list-item>
        <text:list-item>
          <text:p text:style-name="P2">An <text:span text:style-name="Strong_20_Emphasis">AWS ECR repository</text:span> to store the Docker images.</text:p>
        </text:list-item>
        <text:list-item>
          <text:p text:style-name="P2">An <text:span text:style-name="Strong_20_Emphasis">IAM role</text:span> with permissions for CodePipeline, CodeBuild, and ECR.</text:p>
        </text:list-item>
        <text:list-item>
          <text:p text:style-name="P3"><text:span text:style-name="T3">AWS Console</text:span><text:span text:style-name="T4"> (or use </text:span><text:span text:style-name="T3">CLI</text:span><text:span text:style-name="T4">)</text:span>.</text:p>
        </text:list-item>
      </text:list>
      <text:p text:style-name="Horizontal_20_Line"/>
      <text:h text:style-name="Heading_20_2" text:outline-level="2"><text:span text:style-name="Strong_20_Emphasis">2. Create an AWS CodePipeline</text:span></text:h>
      <text:h text:style-name="P4" text:outline-level="3"><text:span text:style-name="Strong_20_Emphasis"><text:span text:style-name="T5">(</text:span></text:span><text:span text:style-name="Strong_20_Emphasis"><text:span text:style-name="T6">Note</text:span></text:span><text:span text:style-name="Strong_20_Emphasis"><text:span text:style-name="T5">: </text:span></text:span><text:span text:style-name="Strong_20_Emphasis"><text:span text:style-name="T7">After clicking “create Pipeline”, you could choose “Create pipeline from template” which is much easier, </text:span></text:span><text:span text:style-name="Strong_20_Emphasis"><text:span text:style-name="T8">and you won’t need </text:span></text:span><text:span text:style-name="Strong_20_Emphasis"><text:span text:style-name="T9">buildspec.yml file</text:span></text:span><text:span text:style-name="Strong_20_Emphasis"><text:span text:style-name="T7">. <text:s/>Insert knkasa/aws_codepipeline for repo name, specify dockerfile name… )</text:span></text:span></text:h>
      <text:h text:style-name="Heading_20_3" text:outline-level="3"><text:span text:style-name="Strong_20_Emphasis">Step 1: Open AWS CodePipeline</text:span></text:h>
      <text:list text:style-name="L2">
        <text:list-item>
          <text:p text:style-name="P5">Go to the <text:span text:style-name="Strong_20_Emphasis">AWS Console</text:span> → <text:span text:style-name="Strong_20_Emphasis">CodePipeline</text:span>.</text:p>
        </text:list-item>
        <text:list-item>
          <text:p text:style-name="P5">Click <text:span text:style-name="Strong_20_Emphasis">Create Pipeline</text:span>.</text:p>
        </text:list-item>
        <text:list-item>
          <text:p text:style-name="P5">Enter a <text:span text:style-name="Strong_20_Emphasis">Pipeline name</text:span>.</text:p>
        </text:list-item>
        <text:list-item>
          <text:p text:style-name="P6">Choose <text:span text:style-name="T10">Superseded</text:span> in Execution mode.</text:p>
        </text:list-item>
        <text:list-item>
          <text:p text:style-name="P5">Choose <text:span text:style-name="Strong_20_Emphasis">New Service Role</text:span> (or an existing role with permissions).</text:p>
        </text:list-item>
        <text:list-item>
          <text:p text:style-name="P7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2: Add Source Stage (GitHub)</text:span></text:h>
      <text:list text:style-name="L3">
        <text:list-item>
          <text:p text:style-name="P8"><text:span text:style-name="Strong_20_Emphasis">Choose source provider</text:span>: Select <text:span text:style-name="Strong_20_Emphasis">GitHub </text:span><text:span text:style-name="Strong_20_Emphasis"><text:span text:style-name="T11">App</text:span></text:span>.</text:p>
        </text:list-item>
        <text:list-item>
          <text:p text:style-name="P8"><text:span text:style-name="Strong_20_Emphasis">Connect to GitHub</text:span>:</text:p>
          <text:list>
            <text:list-item>
              <text:p text:style-name="P8">Authorize AWS to access your GitHub repositories.</text:p>
            </text:list-item>
            <text:list-item>
              <text:p text:style-name="P9"><text:span text:style-name="T10">Note:</text:span> Once you create Github ARN, you can get it on CodePipeline page under <text:span text:style-name="T10">setting</text:span> from left menu(console)</text:p>
            </text:list-item>
          </text:list>
        </text:list-item>
        <text:list-item>
          <text:p text:style-name="P8"><text:span text:style-name="Strong_20_Emphasis">Select Repository</text:span>: Choose your <text:span text:style-name="Strong_20_Emphasis">GitHub repo </text:span><text:span text:style-name="Strong_20_Emphasis"><text:span text:style-name="T12">(</text:span></text:span><text:span text:style-name="Strong_20_Emphasis"><text:span text:style-name="T11">knkasa/aws_codepipeline</text:span></text:span><text:span text:style-name="Strong_20_Emphasis"><text:span text:style-name="T12">)</text:span></text:span> and branch (e.g., <text:span text:style-name="Source_20_Text">main</text:span>).</text:p>
        </text:list-item>
        <text:list-item>
          <text:p text:style-name="P10">Choose <text:span text:style-name="T10">CodePipeline</text:span> <text:span text:style-name="T10">default</text:span> for Output artifact format.</text:p>
        </text:list-item>
        <text:list-item>
          <text:p text:style-name="P11">For <text:span text:style-name="T10">Webhook events</text:span>, click checkbox for “<text:span text:style-name="T10">Start your pipeline on push…</text:span>”. <text:s/>This will trigger pipeline every time github code is modified. <text:s/>(or you can add custom event filter below)</text:p>
        </text:list-item>
        <text:list-item>
          <text:p text:style-name="P12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3: Add Build Stage (AWS CodeBuild)</text:span></text:h>
      <text:p text:style-name="Text_20_body">Now, you’ll set up CodeBuild to build the Docker image.</text:p>
      <text:list xml:id="list3215495479" text:style-name="L4">
        <text:list-item>
          <text:p text:style-name="P13"><text:soft-page-break/><text:span text:style-name="Strong_20_Emphasis">Choose Build Provider</text:span>: Select <text:span text:style-name="Strong_20_Emphasis">AWS CodeBuild</text:span>. <text:span text:style-name="T13">(you could choose Jenkins if you have one)</text:span></text:p>
        </text:list-item>
        <text:list-item>
          <text:p text:style-name="P13">Click <text:span text:style-name="Strong_20_Emphasis">Create a new build project</text:span>:</text:p>
          <text:list>
            <text:list-item>
              <text:p text:style-name="P13"><text:span text:style-name="Strong_20_Emphasis">Project name</text:span>: e.g., <text:span text:style-name="Source_20_Text">DockerBuildProject</text:span></text:p>
            </text:list-item>
            <text:list-item>
              <text:p text:style-name="P14"><text:span text:style-name="Source_20_Text"><text:span text:style-name="T14">Default project</text:span></text:span><text:span text:style-name="Source_20_Text"><text:span text:style-name="T15"> for Project type</text:span></text:span></text:p>
            </text:list-item>
            <text:list-item>
              <text:p text:style-name="P13"><text:span text:style-name="Strong_20_Emphasis"><text:span text:style-name="T16">Under </text:span></text:span><text:span text:style-name="Strong_20_Emphasis">Environment,</text:span></text:p>
              <text:list>
                <text:list-item>
                  <text:p text:style-name="P15"><text:span text:style-name="Strong_20_Emphasis"><text:span text:style-name="T16">On-demand </text:span></text:span><text:span text:style-name="Strong_20_Emphasis"><text:span text:style-name="T17">for Provisioning model. </text:span></text:span></text:p>
                </text:list-item>
                <text:list-item>
                  <text:p text:style-name="P15"><text:span text:style-name="Strong_20_Emphasis">Managed image </text:span><text:span text:style-name="Strong_20_Emphasis"><text:span text:style-name="T16">for Environment image.</text:span></text:span></text:p>
                </text:list-item>
                <text:list-item>
                  <text:p text:style-name="P15"><text:span text:style-name="Strong_20_Emphasis"><text:span text:style-name="T16">EC2 </text:span></text:span><text:span text:style-name="Strong_20_Emphasis"><text:span text:style-name="T17">for Compute.</text:span></text:span></text:p>
                </text:list-item>
                <text:list-item>
                  <text:p text:style-name="P15"><text:span text:style-name="Strong_20_Emphasis">Ubuntu </text:span><text:span text:style-name="Strong_20_Emphasis"><text:span text:style-name="T17">for operating system</text:span></text:span><text:span text:style-name="T18">.</text:span></text:p>
                </text:list-item>
                <text:list-item>
                  <text:p text:style-name="P13"><text:span text:style-name="Strong_20_Emphasis">Standard</text:span><text:span text:style-name="Strong_20_Emphasis"><text:span text:style-name="T18"> </text:span></text:span><text:span text:style-name="Strong_20_Emphasis"><text:span text:style-name="T19">for Runtime.</text:span></text:span></text:p>
                </text:list-item>
                <text:list-item>
                  <text:p text:style-name="P13"><text:span text:style-name="Strong_20_Emphasis">Image</text:span>: <text:span text:style-name="Source_20_Text"><text:span text:style-name="T20">aws/codebuild/standard:5.0</text:span></text:span><text:span text:style-name="T20"> (or latest).</text:span></text:p>
                </text:list-item>
              </text:list>
            </text:list-item>
            <text:list-item>
              <text:p text:style-name="P13"><text:span text:style-name="Strong_20_Emphasis">Service Role</text:span>: Select <text:span text:style-name="Strong_20_Emphasis">New Role</text:span> (or an existing role with ECR, S3, and CodeBuild permissions).</text:p>
            </text:list-item>
            <text:list-item>
              <text:p text:style-name="P16">Under <text:span text:style-name="T10">Additional Configuration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7"><text:span text:style-name="Strong_20_Emphasis">Privileged</text:span>: ✅ <text:span text:style-name="Strong_20_Emphasis">Enable</text:span> (needed for Docker builds).</text:p>
                </text:list-item>
                <text:list-item>
                  <text:p text:style-name="P18">Select your VPC, subnets, Security Groups.</text:p>
                </text:list-item>
                <text:list-item>
                  <text:p text:style-name="P19">Add Environment variable for <text:span text:style-name="T10">buildspec.yml</text:span>.</text:p>
                </text:list-item>
              </text:list>
            </text:list-item>
          </text:list>
        </text:list-item>
      </text:list>
      <text:list text:continue-list="list3215495479" text:style-name="L4">
        <text:list-item>
          <text:list>
            <text:list-item>
              <text:p text:style-name="P13"><text:span text:style-name="Strong_20_Emphasis"><text:span text:style-name="T21">Under </text:span></text:span><text:span text:style-name="Strong_20_Emphasis"><text:span text:style-name="T22">Buildspec</text:span></text:span><text:span text:style-name="Strong_20_Emphasis"><text:span text:style-name="T21">,</text:span></text:span><text:span text:style-name="Strong_20_Emphasis"><text:span text:style-name="T23"> </text:span></text:span><text:span text:style-name="Strong_20_Emphasis"><text:span text:style-name="T21">choose</text:span></text:span><text:span text:style-name="Strong_20_Emphasis"><text:span text:style-name="T23"> Use a buildspec file</text:span></text:span><text:span text:style-name="Strong_20_Emphasis"><text:span text:style-name="T21">,</text:span></text:span> enter <text:span text:style-name="Source_20_Text"><text:span text:style-name="T24">buildspec.yml</text:span></text:span> (<text:span text:style-name="T23">for yml file, </text:span>see below).</text:p>
            </text:list-item>
          </text:list>
        </text:list-item>
        <text:list-item>
          <text:p text:style-name="P20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4: Add Deploy Stage (Push to ECR)</text:span></text:h>
      <text:p text:style-name="Text_20_body">CodePipeline does not have a direct "Deploy to ECR" step, so this is handled in <text:span text:style-name="Strong_20_Emphasis">CodeBuild</text:span> using a <text:span text:style-name="Source_20_Text"><text:span text:style-name="T10">buildspec.yml</text:span></text:span> file.</text:p>
      <text:h text:style-name="Heading_20_4" text:outline-level="4"><text:span text:style-name="Strong_20_Emphasis">Create a </text:span><text:span text:style-name="Strong_20_Emphasis"><text:span text:style-name="Source_20_Text">buildspec.yml</text:span></text:span><text:span text:style-name="Strong_20_Emphasis"> in Your GitHub Repo</text:span></text:h>
      <text:p text:style-name="Text_20_body">Create a file <text:span text:style-name="Source_20_Text"><text:span text:style-name="T25">buildspec.yml</text:span></text:span> in the root of your GitHub repository:</text:p>
      <text:p text:style-name="Text_20_body"><text:span text:style-name="Strong_20_Emphasis">Replace:</text:span></text:p>
      <text:list text:style-name="L6">
        <text:list-item>
          <text:p text:style-name="P21"><text:span text:style-name="Source_20_Text">&lt;your-ecr-repo-uri&gt;</text:span> with your <text:span text:style-name="Strong_20_Emphasis">ECR repository URI</text:span> (e.g., <text:span text:style-name="Source_20_Text">123456789012.dkr.ecr.us-east-1.amazonaws.com/my-repo</text:span>).</text:p>
        </text:list-item>
        <text:list-item>
          <text:p text:style-name="P21"><text:span text:style-name="Source_20_Text">&lt;your-region&gt;</text:span> with your <text:span text:style-name="Strong_20_Emphasis"><text:span text:style-name="T18">AWS region</text:span></text:span> (e.g., <text:span text:style-name="Source_20_Text">us-east-1</text:span>).</text:p>
        </text:list-item>
        <text:list-item>
          <text:p text:style-name="P22"><text:span text:style-name="Source_20_Text">&lt;your-container-name&gt;</text:span> with your <text:span text:style-name="Strong_20_Emphasis">ECS container name</text:span> (if planning to deploy to ECS).</text:p>
        </text:list-item>
      </text:list>
      <text:p text:style-name="Text_20_body">Click <text:span text:style-name="Strong_20_Emphasis">Next</text:span>.</text:p>
      <text:p text:style-name="P23"><text:span text:style-name="T26">Note: </text:span><text:span text:style-name="T27">In yml file, you can use environment variable (define in code build, </text:span><text:span text:style-name="T28">AWS_ACCOUNT_ID...</text:span><text:span text:style-name="T27">) to replace &lt;your-ecr-repo-uri&gt; as </text:span><text:span text:style-name="T29">REPOSITORY_URI=${AWS_ACCOUNT_ID}.dkr.ecr.${AWS_DEFAULT_REGION}.amazonaws.com/${ECR_REPOSITORY_NAME}</text:span><text:span text:style-name="T30"> </text:span></text:p>
      <text:p text:style-name="P24"><text:span text:style-name="T10">Note: </text:span>You do not necessary need to create docker image and save it in ECR. <text:s/>CodeBuild can run python script without docker image. <text:s/><text:span text:style-name="T31">(</text:span>See buildspec_no_docker.yml<text:span text:style-name="T31">)</text:span></text:p>
      <text:p text:style-name="Horizontal_20_Line"><text:soft-page-break/></text:p>
      <text:h text:style-name="Heading_20_3" text:outline-level="3"><text:span text:style-name="Strong_20_Emphasis">Step 5: Review &amp; Create Pipeline</text:span></text:h>
      <text:list text:style-name="L7">
        <text:list-item>
          <text:p text:style-name="P25">Under Input artifacts, choose <text:span text:style-name="T10">SourceArtifact</text:span>.</text:p>
        </text:list-item>
        <text:list-item>
          <text:p text:style-name="P26"><text:span text:style-name="T32">Click Nest, r</text:span>eview the <text:span text:style-name="Strong_20_Emphasis">Pipeline Summary</text:span>.</text:p>
        </text:list-item>
        <text:list-item>
          <text:p text:style-name="P27">Click <text:span text:style-name="Strong_20_Emphasis">Create Pipeline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游明朝" style:font-family-asian="游明朝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1:37:10.728000000</meta:creation-date>
    <dc:date>2025-02-06T14:38:54.910000000</dc:date>
    <meta:editing-duration>PT1H37M48S</meta:editing-duration>
    <meta:editing-cycles>22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59" meta:word-count="509" meta:character-count="3290" meta:non-whitespace-character-count="2875"/>
  </office:meta>
</office:document-meta>
</file>